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  <style:style style:name="P4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Braegger</text:p>
      <text:p text:style-name="Standard">CS1400</text:p>
      <text:p text:style-name="Standard">Mr. Anderson</text:p>
      <text:p text:style-name="Standard">Spring 2008</text:p>
      <text:p text:style-name="P1"/>
      <text:p text:style-name="P1">INCREASING YOUR LOGIC AND PROBLEM SOLVING SKILLS</text:p>
      <text:p text:style-name="P2"/>
      <text:p text:style-name="P3"><text:tab/>A very important, although undoubtedly overlooked, concept in computer science today is the logic and problem solving skills. <text:s/>Most code has already been written, so many people don't tend to think through low-level logic, but rather implement it through modules and libraries. <text:s/>Even though all the programming has been done, it is still necessary to keep your problem solving skills fine-tuned, so that architecting major applications at all levels can be done so in the most effective manner. <text:s/>There are several ways that one can increase their logic and problem solving skills. <text:s/>The scope of this paper is to outline some.</text:p>
      <text:p text:style-name="P3"><text:tab/>The first, and most obvious way, to increase problem solving skills is to read about problem solving techniques. <text:s/>There are many resources available on the internet that can step you through different cases of problem solving or derivatives thereof. <text:s/>In fact, the Scientific Method is a very common way of solving problems. <text:s/>Nomatter what method you use to solve a problem, most use the same series of steps: Gather information about the problem, propose a problem solution, and work through the problem solution. <text:s/>If the proposed solution doesn't work, re-evaluate the information and propose a new solution until a valid solution is found. <text:s/>After that, if the person coming up with the solution wishes, they can optimize or find a better way (or algorithm) to go about implementing a solution.</text:p>
      <text:p text:style-name="P3"><text:tab/>A common method many developers use nowadays to solve a problem in code they are <text:soft-page-break/>developing is to search Google for someone doing a similar piece of code. <text:s/>While this may sound a little like “cheating”, it could actually be considered good practice. <text:s/>While copying a paper off the internet may be a bad thing, it is a far different thing to “copy” code off the internet. <text:s/>More often than not, that code requires a point of integration. <text:s/>Either that, or concepts are taken from the code, and applied to the developers' situation. <text:s/>This is done through deductive logic.</text:p>
      <text:p text:style-name="P3"><text:tab/>In many cases, one must make an assumption about a problem, whether that be setting limits simplifying a problem (Problem Solving Techniques). <text:s/>This can make solving a problem much simpler. <text:s/>For example, if working with a large set of large, complex data, proposing a solution based on a smaller subset of that data, then identifying by deductive logic if it is applicable to the larger set of data, would be prime. <text:s/>This would make the scope of the problem much narrower, and a solution could be achieved much faster.</text:p>
      <text:p text:style-name="P3"><text:tab/>The most important way to increase your problem solving skills is to actually solve a problem. <text:s/>All the research in the world isn't a substitution for solving a problem. <text:s/>It isn't very hard to find a problem, especially in computing industry. <text:s/>Once you have found a problem, simply work your way through it. <text:s/>It may feel like a brute force at first, but with enough practice, you'll find there is a sort of cycle that is worked through every time there is a problem at hand. <text:s/>After a few times attempting to solve a problem, you can find a way of solving a problem that makes sense to you.</text:p>
      <text:p text:style-name="P3"><text:tab/>Another way to become good at problem solving is to work on math problems. <text:s/>All math problems are good, but perhaps the “best” kind would be the kind of problems that apply to every day situations. <text:s/>This will help make this type of problem solving more applicable to everyday situations. <text:s/>For example, solving a math problem that involves trains, one heading north, the other heading south, <text:soft-page-break/>may not strike oneself and being applicable off-hand, but could definitely be applicable to an application developer developing a system for a train company to track train departure and arrival times.</text:p>
      <text:p text:style-name="P3"/>
      <text:p text:style-name="P4">References</text:p>
      <text:p text:style-name="P3">“Problem Solving Techniques”, http://www.virtualsalt.com/crebook4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osh Braegger</meta:initial-creator>
    <meta:creation-date>2008-01-18T19:13:49</meta:creation-date>
    <dc:creator>Josh Braegger</dc:creator>
    <dc:date>2008-01-18T19:45:44</dc:date>
    <meta:editing-cycles>35</meta:editing-cycles>
    <meta:editing-duration>PT3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3" meta:word-count="651" meta:character-count="3862"/>
  </office:meta>
</office:document-meta>
</file>